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solid" draw:fill-color="#0070c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solid" draw:fill-color="#0070c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automatic" presentation:transition-speed="slow" presentation:duration="PT12.825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91667in" style:font-size-asian="1.91667in" style:font-size-complex="1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solid" draw:fill-color="#0070c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solid" draw:fill-color="#0070c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8" draw:name="Title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JOIN IN SQL<text:tab/></text:span></text:p>
          </draw:text-box>
          <svg:title/>
          <svg:desc/>
        </draw:frame>
        <draw:frame draw:id="id64" presentation:style-name="a341" draw:name="Subtitle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OUTER JOIN</text:span></text:p>
          </draw:text-box>
          <svg:title/>
          <svg:desc/>
        </draw:frame>
      </draw:page>
      <draw:page draw:name="Slide2" draw:style-name="a342" draw:master-page-name="Master1-Layout2-obj-Title-and-Content" presentation:presentation-page-layout-name="Master1-PPL2" draw:id="Slide-257">
        <draw:frame draw:id="id65" presentation:style-name="a345" draw:name="Title 1" svg:x="0.91667in" svg:y="0.39931in" svg:width="11.5in" svg:height="1.44965in" presentation:class="title" presentation:placeholder="false">
          <draw:text-box>
            <text:p text:style-name="a344" text:class-names="" text:cond-style-name=""><text:span text:style-name="a343" text:class-names="">What is a outer join in SQL?</text:span></text:p>
          </draw:text-box>
          <svg:title/>
          <svg:desc/>
        </draw:frame>
        <draw:frame draw:id="id66" presentation:style-name="a364" draw:name="Content Placeholder 2" svg:x="0.91667in" svg:y="1.99653in" svg:width="11.5in" svg:height="4.75868in" presentation:class="outline" presentation:placeholder="false">
          <draw:text-box>
            <text:list text:style-name="a348">
              <text:list-item>
                <text:p text:style-name="a347" text:class-names="" text:cond-style-name=""><text:span text:style-name="a346" text:class-names="">An outer join returns all records from one or both tables, even if there's no match</text:span></text:p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list text:style-name="a351">
                              <text:list-item>
                                <text:list text:style-name="a351">
                                  <text:list-item>
                                    <text:list text:style-name="a351">
                                      <text:list-item>
                                        <text:p text:style-name="a350" text:class-names="" text:cond-style-name=""><text:span text:style-name="a349" text:class-names="">Types of outer join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p text:style-name="a354" text:class-names="" text:cond-style-name=""><text:span text:style-name="a352" text:class-names="">LEFT JOIN<text:s text:c="1"/></text:span><text:span text:style-name="a353" text:class-names="">returns all records from the left table and matching records from the right table.</text:span></text:p>
              </text:list-item>
            </text:list>
            <text:list text:style-name="a359">
              <text:list-item>
                <text:p text:style-name="a358" text:class-names="" text:cond-style-name=""><text:span text:style-name="a356" text:class-names="">RIGHT JOIN<text:s text:c="1"/></text:span><text:span text:style-name="a357" text:class-names="">returns all records from the right table and matching records from the left table.</text:span></text:p>
              </text:list-item>
            </text:list>
            <text:list text:style-name="a363">
              <text:list-item>
                <text:p text:style-name="a362" text:class-names="" text:cond-style-name=""><text:span text:style-name="a360" text:class-names="">FULL JOIN<text:s text:c="1"/></text:span><text:span text:style-name="a361" text:class-names="">returns all records from both tables, with NULL values where there's no match.</text:span></text:p>
              </text:list-item>
            </text:list>
          </draw:text-box>
          <svg:title/>
          <svg:desc/>
        </draw:frame>
      </draw:page>
      <draw:page draw:name="Slide3" draw:style-name="a365" draw:master-page-name="Master1-Layout4-twoObj-Two-Content" presentation:presentation-page-layout-name="Master1-PPL4" draw:id="Slide-258">
        <draw:frame draw:id="id67" presentation:style-name="a368" draw:name="Title 1" svg:x="0.91667in" svg:y="0.39931in" svg:width="11.5in" svg:height="1.00846in" presentation:class="title" presentation:placeholder="false">
          <draw:text-box>
            <text:p text:style-name="a367" text:class-names="" text:cond-style-name=""><text:span text:style-name="a366" text:class-names="">Examples of Left Join</text:span></text:p>
          </draw:text-box>
          <svg:title/>
          <svg:desc/>
        </draw:frame>
        <draw:frame draw:id="id68" presentation:style-name="a381" draw:name="Content Placeholder 2" svg:x="1in" svg:y="1.68932in" svg:width="11.41667in" svg:height="2.30097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9" text:class-names="">SELECT *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FROM actor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LEFT JOIN film_actor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ON actor.actor_id =film_actor.actor_id</text:span></text:p>
              </text:list-item>
            </text:list>
          </draw:text-box>
          <svg:title/>
          <svg:desc/>
        </draw:frame>
        <draw:frame draw:id="id69" presentation:style-name="a393" draw:name="Content Placeholder 3" svg:x="1in" svg:y="4.27184in" svg:width="11.41667in" svg:height="2.48336in" presentation:class="outline" presentation:placeholder="false">
          <draw:text-box>
            <text:list text:style-name="a384">
              <text:list-item>
                <text:p text:style-name="a383" text:class-names="" text:cond-style-name=""><text:span text:style-name="a382" text:class-names="">OUTPUT</text:span></text:p>
              </text:list-item>
            </text:list>
            <text:list text:style-name="a388">
              <text:list-item>
                <text:p text:style-name="a387" text:class-names="" text:cond-style-name=""><text:span text:style-name="a385" text:class-names="">The left join takes all the data from the left table (the actor) and joins it with the film_actor table. If there are no corresponding values in the film_actor table, it will be replaced with NULL.</text:span><text:span text:style-name="a386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89" text:class-names="">N.B:<text:s text:c="1"/></text:span><text:span text:style-name="a390" text:class-names="">The left table is always the complete table from the database.</text:span></text:p>
              </text:list-item>
            </text:list>
          </draw:text-box>
          <svg:title/>
          <svg:desc/>
        </draw:frame>
      </draw:page>
      <draw:page draw:name="Slide5" draw:style-name="a394" draw:master-page-name="Master1-Layout4-twoObj-Two-Content" presentation:presentation-page-layout-name="Master1-PPL4" draw:id="Slide-260">
        <draw:frame draw:id="id70" presentation:style-name="a397" draw:name="Title 1" svg:x="0.91667in" svg:y="0.39931in" svg:width="11.5in" svg:height="1.00846in" presentation:class="title" presentation:placeholder="false">
          <draw:text-box>
            <text:p text:style-name="a396" text:class-names="" text:cond-style-name=""><text:span text:style-name="a395" text:class-names="">Examples of Right Join</text:span></text:p>
          </draw:text-box>
          <svg:title/>
          <svg:desc/>
        </draw:frame>
        <draw:frame draw:id="id71" presentation:style-name="a410" draw:name="Content Placeholder 2" svg:x="1in" svg:y="1.68932in" svg:width="11.41667in" svg:height="2.30097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8" text:class-names="">SELECT *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FROM actor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RIGHT JOIN film_actor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ON actor.actor_id =film_actor.actor_id</text:span></text:p>
              </text:list-item>
            </text:list>
          </draw:text-box>
          <svg:title/>
          <svg:desc/>
        </draw:frame>
        <draw:frame draw:id="id72" presentation:style-name="a421" draw:name="Content Placeholder 3" svg:x="1in" svg:y="4.27184in" svg:width="11.41667in" svg:height="2.48336in" presentation:class="outline" presentation:placeholder="false">
          <draw:text-box>
            <text:list text:style-name="a413">
              <text:list-item>
                <text:p text:style-name="a412" text:class-names="" text:cond-style-name=""><text:span text:style-name="a411" text:class-names="">OUTPUT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The right join takes all the data from the right table (film_actor) and joins it with the actor table. If there are no matching values in the actor table, it will be replaced with NULL.</text:span></text:p>
              </text:list-item>
            </text:list>
            <text:list text:style-name="a420">
              <text:list-item>
                <text:p text:style-name="a419" text:class-names="" text:cond-style-name=""><text:span text:style-name="a417" text:class-names="">N.B:<text:s text:c="1"/></text:span><text:span text:style-name="a418" text:class-names="">The right table is always the complete table from the database.</text:span></text:p>
              </text:list-item>
            </text:list>
          </draw:text-box>
          <svg:title/>
          <svg:desc/>
        </draw:frame>
      </draw:page>
      <draw:page draw:name="Slide6" draw:style-name="a422" draw:master-page-name="Master1-Layout4-twoObj-Two-Content" presentation:presentation-page-layout-name="Master1-PPL4" draw:id="Slide-261">
        <draw:frame draw:id="id73" presentation:style-name="a429" draw:name="Title 1" svg:x="0.91667in" svg:y="0.39931in" svg:width="11.5in" svg:height="1.00846in" presentation:class="title" presentation:placeholder="false">
          <draw:text-box>
            <text:p text:style-name="a428" text:class-names="" text:cond-style-name=""><text:span text:style-name="a423" text:class-names="">Examples of<text:s text:c="1"/></text:span><text:span text:style-name="a424" text:class-names="">Ful</text:span><text:span text:style-name="a425" text:class-names="">l</text:span><text:span text:style-name="a426" text:class-names=""><text:s text:c="1"/></text:span><text:span text:style-name="a427" text:class-names="">Join</text:span></text:p>
          </draw:text-box>
          <svg:title/>
          <svg:desc/>
        </draw:frame>
        <draw:frame draw:id="id74" presentation:style-name="a442" draw:name="Content Placeholder 2" svg:x="1in" svg:y="1.68932in" svg:width="11.41667in" svg:height="2.30097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30" text:class-names="">SELECT *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FROM actor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FULL JOIN film_actor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ON actor.actor_id =film_actor.actor_id</text:span></text:p>
              </text:list-item>
            </text:list>
          </draw:text-box>
          <svg:title/>
          <svg:desc/>
        </draw:frame>
        <draw:frame draw:id="id75" presentation:style-name="a453" draw:name="Content Placeholder 3" svg:x="1in" svg:y="4.27184in" svg:width="11.41667in" svg:height="2.48336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3" text:class-names="">OUTPUT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The full join takes all data from both tables. If there are no corresponding values in any of the tables, they will be replaced with NULL.</text:span></text:p>
              </text:list-item>
            </text:list>
            <text:list text:style-name="a452">
              <text:list-item>
                <text:p text:style-name="a451" text:class-names="" text:cond-style-name=""><text:span text:style-name="a449" text:class-names="">N.B:<text:s text:c="1"/></text:span><text:span text:style-name="a450" text:class-names="">The full join is always the complete tables from the database.</text:span></text:p>
              </text:list-item>
            </text:list>
          </draw:text-box>
          <svg:title/>
          <svg:desc/>
        </draw:frame>
      </draw:page>
      <draw:page draw:name="Slide4" draw:style-name="a454" draw:master-page-name="Master1-Layout1-title-Title-Slide" presentation:presentation-page-layout-name="Master1-PPL1" draw:id="Slide-259">
        <draw:frame draw:id="id76" presentation:style-name="a457" draw:name="Title 4" svg:x="1.66667in" svg:y="1.22743in" svg:width="10in" svg:height="2.61111in" presentation:class="title" presentation:placeholder="false">
          <draw:text-box>
            <text:p text:style-name="a456" text:class-names="" text:cond-style-name=""><text:span text:style-name="a455" text:class-names="">THANK YOU</text:span></text:p>
          </draw:text-box>
          <svg:title/>
          <svg:desc/>
        </draw:frame>
        <draw:frame draw:id="id77" presentation:style-name="a464" draw:name="Subtitle 5" svg:x="1.66667in" svg:y="3.93924in" svg:width="10in" svg:height="1.81076in" presentation:class="subtitle" presentation:placeholder="false">
          <draw:text-box>
            <text:p text:style-name="a459" text:class-names="" text:cond-style-name=""><text:span text:style-name="a458" text:class-names="">BY<text:s text:c="1"/></text:span></text:p>
            <text:p text:style-name="a461" text:class-names="" text:cond-style-name=""><text:span text:style-name="a460" text:class-names="">ADEPEGBA DAVID AYOBAMI</text:span></text:p>
            <text:p text:style-name="a463" text:class-names="" text:cond-style-name=""><text:span text:style-name="a462" text:class-names="">DATA ANALYST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6/12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6/12/2024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6/12/2024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6/12/2024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6/12/2024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6/12/2024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6/12/2024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6/12/2024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6/12/2024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6/12/2024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6/12/2024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6/12/2024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JOIN IN SQL</dc:title>
    <meta:initial-creator>David Adepegba</meta:initial-creator>
    <dc:creator>David Adepegba</dc:creator>
    <meta:creation-date>2024-06-11T06:26:41Z</meta:creation-date>
    <dc:date>2024-06-12T10:13:35Z</dc:date>
    <meta:editing-cycles>4</meta:editing-cycles>
    <meta:editing-duration>PT9894S</meta:editing-duration>
    <meta:document-statistic meta:paragraph-count="36" meta:word-count="342"/>
  </office:meta>
</office:document-meta>
</file>